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AB0B92FDD25570526F.png" manifest:media-type="image/png"/>
  <manifest:file-entry manifest:full-path="Pictures/1000020100000343000001C3325BFF26B98199A9.png" manifest:media-type="image/png"/>
  <manifest:file-entry manifest:full-path="Pictures/10000201000003440000017469A26238536E37A5.png" manifest:media-type="image/png"/>
  <manifest:file-entry manifest:full-path="Pictures/100002010000031B0000019287645C8D5B4417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564cm" draw:z-index="0"><draw:image xlink:href="Pictures/10000201000003440000017469A26238536E37A5.png" xlink:type="simple" xlink:show="embed" xlink:actuate="onLoad" loext:mime-type="image/x-vclgraphic"/></draw:frame></text:p>
      <text:p text:style-name="Standard"><draw:frame draw:style-name="fr1" draw:name="Figura2" text:anchor-type="paragraph" svg:width="17cm" svg:height="8.595cm" draw:z-index="1"><draw:image xlink:href="Pictures/100002010000031B0000019287645C8D5B441782.png" xlink:type="simple" xlink:show="embed" xlink:actuate="onLoad" loext:mime-type="image/x-vclgraphic"/></draw:frame></text:p>
      <text:p text:style-name="Standard"><draw:frame draw:style-name="fr2" draw:name="Figura3" text:anchor-type="paragraph" svg:width="17cm" svg:height="10.931cm" draw:z-index="2"><draw:image xlink:href="Pictures/1000020100000298000001AB0B92FDD25570526F.png" xlink:type="simple" xlink:show="embed" xlink:actuate="onLoad" loext:mime-type="image/x-vclgraphic"/></draw:frame><text:soft-page-break/></text:p>
      <text:p text:style-name="Standard"><draw:frame draw:style-name="fr1" draw:name="Figura4" text:anchor-type="paragraph" svg:width="17cm" svg:height="9.181cm" draw:z-index="3"><draw:image xlink:href="Pictures/1000020100000343000001C3325BFF26B98199A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0:28:44.658947928</meta:creation-date>
    <dc:date>2020-05-26T20:35:46.185022887</dc:date>
    <meta:editing-duration>PT7M2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